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95cm" fo:min-width="1.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8.5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.6cm" svg:height="1.2cm" svg:x="6cm" svg:y="2cm">
          <text:p text:style-name="P1">A(C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cm" svg:height="1.2cm" svg:x="6cm" svg:y="3.9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cm" svg:height="1.2cm" svg:x="6cm" svg:y="6.4cm">
          <text:p text:style-name="P1">A(C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cm" svg:height="1.2cm" svg:x="6cm" svg:y="7.7cm">
          <text:p text:style-name="P1">A(C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cm" svg:height="1.2cm" svg:x="20.8cm" svg:y="2cm">
          <text:p text:style-name="P1">Cibl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cm" svg:height="1.2cm" svg:x="20.8cm" svg:y="3.8cm">
          <text:p text:style-name="P1">Cibl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cm" svg:height="1.2cm" svg:x="20.8cm" svg:y="6.4cm">
          <text:p text:style-name="P1">Cibl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cm" svg:height="1.2cm" svg:x="20.8cm" svg:y="7.7cm">
          <text:p text:style-name="P1">Cible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2cm" svg:y1="2.6cm" svg:x2="20.8cm" svg:y2="2.6cm">
          <text:p text:style-name="P1"/>
          <text:p text:style-name="P1">SYN : seqnum</text:p>
        </draw:line>
        <draw:line draw:style-name="gr2" draw:text-style-name="P3" draw:layer="layout" svg:x1="20.6cm" svg:y1="4.4cm" svg:x2="8cm" svg:y2="4.4cm">
          <text:p text:style-name="P1"/>
        </draw:line>
        <draw:custom-shape draw:style-name="gr3" draw:text-style-name="P2" draw:layer="layout" svg:width="9cm" svg:height="0.8cm" svg:x="10.2cm" svg:y="4.6cm">
          <text:p text:style-name="P1"/>
          <text:p text:style-name="P1">SYN : c_seqnum</text:p>
          <text:p text:style-name="P1">ACK : seqnum +1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126cm" svg:y1="6.977cm" svg:x2="20.726cm" svg:y2="6.977cm">
          <text:p text:style-name="P1"/>
          <text:p text:style-name="P1">ACK : c_seqnum + 1</text:p>
        </draw:line>
        <draw:line draw:style-name="gr2" draw:text-style-name="P3" draw:layer="layout" svg:x1="8.083cm" svg:y1="8.285cm" svg:x2="20.683cm" svg:y2="8.285cm">
          <text:p text:style-name="P1"/>
          <text:p text:style-name="P1">PSH</text:p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5T21:49:53.454280470</meta:creation-date>
    <dc:date>2016-09-25T21:56:52.091820973</dc:date>
    <meta:editing-duration>PT6M58S</meta:editing-duration>
    <meta:editing-cycles>1</meta:editing-cycles>
    <meta:document-statistic meta:object-count="36"/>
    <meta:generator>LibreOffice/5.0.3.2$Linux_X86_64 LibreOffice_project/00m0$Build-2</meta:generator>
  </office:meta>
</office:document-meta>
</file>